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625cm" svg:x="1.4cm" svg:y="0.778cm" presentation:class="title" presentation:user-transformed="true">
          <draw:text-box>
            <text:p>開放電腦計畫 FPGA 版創世紀黑客松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時間：2014 年暑假 7 - 9 月</text:p>
            <text:p>地點：暫定為成大蘇文愈教授實驗室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想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若要設計一台對 opensource 最有吸引力的手機或電腦，要比透明，從透明外殼直接可以看進去，內部的線路赤裸裸的呈現，所有元件都採用非專利品，可以自己重新設計並修改任何一部分 .....<text:line-break/>最好連 CPU 都是可以修改的 ....</text:p>
              </text:list-item>
            </text:list>
          </draw:text-box>
        </draw:frame>
        <draw:frame draw:style-name="gr2" draw:layer="layout" svg:width="26.948cm" svg:height="1.674cm" svg:x="0.508cm" svg:y="15.598cm">
          <draw:text-box>
            <text:p>https://www.facebook.com/groups/OpenFPGAComputerPhone/permalink/771194656238703/?stream_ref=8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方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昨天和一位學長聊天，發現若善用原型科技，像是 arduino, fpga, raspberry pi, 麵包板, 3D 印表機, .....</text:p>
              </text:list-item>
              <text:list-item>
                <text:p>如果我們能夠做得出原型，然後再搭配台灣現在到處都找得到 ODM 的硬體設計公司，應該就能做出產品。</text:p>
              </text:list-item>
              <text:list-item>
                <text:p>這時最需要的是一個殺手級的 Killer Device，就有機會創造出好的產品與產業 ...</text:p>
              </text:list-item>
              <text:list-item>
                <text:p>而那些學校不擅長的硬體設計與量產技術，就可以交給業界去處理，這樣看來就有機會讓產學結合起來了。<text:line-break/></text:p>
              </text:list-item>
            </text:list>
          </draw:text-box>
        </draw:frame>
        <draw:frame draw:style-name="gr3" draw:layer="layout" svg:width="24.899cm" svg:height="1.673cm" svg:x="1.016cm" svg:y="17.78cm">
          <draw:text-box>
            <text:p>https://www.facebook.com/groups/programmerMagazine/permalink/841020215914696/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目標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一台連 CPU 都可以修改或自行設計的電腦,可能採用 FPGA.</text:p>
              </text:list-item>
              <text:list-item>
                <text:p>從硬體到軟體全部 open source, 類似 arduino , raspberry pi 的開放硬體</text:p>
              </text:list-item>
              <text:list-item>
                <text:p>學習研究專用, 速度不需要很快,但是一定要『開放、彈性,好理解學習，盡可能好修改』</text:p>
              </text:list-item>
            </text:list>
          </draw:text-box>
        </draw:frame>
        <draw:frame draw:style-name="gr3" draw:layer="layout" svg:width="25.521cm" svg:height="0.963cm" svg:x="1.403cm" svg:y="18.796cm">
          <draw:text-box>
            <text:p>https://www.facebook.com/groups/HanGee/permalink/1443807835859068/?stream_ref=3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參考對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apillo :http://papilio.cc/ </text:p>
              </text:list-item>
              <text:list-item>
                <text:p/>
              </text:list-item>
              <text:list-item>
                <text:p>融合 FPGA (Papillo) + Linux (Raspberry Pi) + 手機+arduino 的概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4T05:17:21.695124513</meta:creation-date>
    <dc:date>2014-04-24T05:56:15.398083382</dc:date>
    <meta:editing-duration>PT22M23S</meta:editing-duration>
    <meta:editing-cycles>2</meta:editing-cycles>
    <meta:generator>LibreOffice/4.1.3.2$Linux_X86_64 LibreOffice_project/410m0$Build-2</meta:generator>
    <meta:document-statistic meta:object-count="44"/>
  </office:meta>
</office:document-meta>
</file>